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 6-&gt;</text:p>
      <text:p text:style-name="Standard"/>
      <text:p text:style-name="Standard">1]</text:p>
      <text:p text:style-name="Standard">select * from ORDERS where odate='1990-10-03';</text:p>
      <text:p text:style-name="Standard">select * from ORDERS where odate='1990-10-04';</text:p>
      <text:p text:style-name="Standard">2]</text:p>
      <text:p text:style-name="Standard">select * from CUSTOMERS where snum in (select snum from salespeople where sname in ('peel','Motika'));</text:p>
      <text:p text:style-name="Standard">3]</text:p>
      <text:p text:style-name="Standard">select * from CUSTOMERS where Cname&gt;='A' and Cname&lt;='G';</text:p>
      <text:p text:style-name="Standard">4]</text:p>
      <text:p text:style-name="Standard">select * from CUSTOMERS where Cname like 'C%';</text:p>
      <text:p text:style-name="Standard">5]</text:p>
      <text:p text:style-name="Standard">select * from ORDERS where Amt not in('null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20:10:16.055763496</meta:creation-date>
    <dc:date>2020-07-20T20:11:03.115117244</dc:date>
    <meta:editing-duration>PT50S</meta:editing-duration>
    <meta:editing-cycles>1</meta:editing-cycles>
    <meta:document-statistic meta:table-count="0" meta:image-count="0" meta:object-count="0" meta:page-count="1" meta:paragraph-count="12" meta:word-count="58" meta:character-count="360" meta:non-whitespace-character-count="314"/>
    <meta:generator>LibreOffice/6.0.7.3$Linux_X86_64 LibreOffice_project/00m0$Build-3</meta:generator>
  </office:meta>
</office:document-meta>
</file>